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5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3">&lt;get_s1_s2(o.partner_id).upper()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7"><text:span text:style-name="T1"><text:s text:c="5"/></text:span></text:p>
            <text:p text:style-name="P7"><text:span text:style-name="T1"><text:s text:c="5"/></text:span></text:p>
            <text:p text:style-name="P7"><text:span text:style-name="T1"><text:s text:c="6"/>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oft-page-break/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soft-page-break/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soft-pag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1"/>
            <text:p text:style-name="P11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7T13:56:21</dc:date>
    <meta:editing-duration>PT15H23M11S</meta:editing-duration>
    <meta:editing-cycles>309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9" meta:word-count="158" meta:character-count="1888" meta:non-whitespace-character-count="1615"/>
  </office:meta>
</office:document-meta>
</file>